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0000000662BA834E4F.png" manifest:media-type="image/png"/>
  <manifest:file-entry manifest:full-path="Pictures/1000000000000A0000000662917A279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99cm" svg:height="17.679cm" svg:x="1.25cm" svg:y="0.75cm">
          <draw:image xlink:href="Pictures/1000000000000A0000000662917A2793.jpg" xlink:type="simple" xlink:show="embed" xlink:actuate="onLoad" draw:mime-type="image/jpeg">
            <text:p/>
          </draw:image>
        </draw:frame>
        <draw:frame draw:style-name="gr2" draw:text-style-name="P1" draw:layer="layout" svg:width="45cm" svg:height="28.68cm" svg:x="-1.67cm" svg:y="-3.68cm">
          <draw:image xlink:href="Pictures/1000000100000A0000000662BA834E4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7:13:50.881117174</meta:creation-date>
    <dc:date>2025-10-21T17:21:22.056492908</dc:date>
    <meta:editing-duration>PT7M32S</meta:editing-duration>
    <meta:editing-cycles>1</meta:editing-cycles>
    <meta:document-statistic meta:object-count="2"/>
    <meta:generator>LibreOffice/24.8.7.2$Linux_X86_64 LibreOffice_project/480$Build-2</meta:generator>
  </office:meta>
</office:document-meta>
</file>